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1" svg:font-family="'Times New Roman'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style:font-name="Courier New"/>
    </style:style>
    <style:style style:name="P2" style:family="paragraph" style:parent-style-name="Preformatted_20_Text">
      <style:text-properties style:font-name="Courier New" fo:font-weight="bold" style:font-weight-asian="bold" style:font-weight-complex="bold"/>
    </style:style>
    <style:style style:name="P3" style:family="paragraph" style:parent-style-name="Preformatted_20_Text">
      <style:text-properties style:font-name="Courier New" fo:font-size="12pt" fo:font-weight="bold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Malen i zanimljiv programčić sposoban rješavati matematičke zadatke step-by-step. Nije baš moćan pa se na kompleksnijim zadacima "zbuni" ili zapne, ali itekako koristan za prisjetiti se rješavanja...</text:p>
      <text:p text:style-name="P1"/>
      <text:p text:style-name="P2">Algebra Solved!</text:p>
      <text:p text:style-name="P2">=====================</text:p>
      <text:p text:style-name="P1">http://www.nakido.com/808F3BB66BA4EBB041709032DA220A3AE012F122/Algebra%20Solved!.exe?attach=1</text:p>
      <text:p text:style-name="P1"/>
      <text:p text:style-name="P2">Algebra 2 Solved!</text:p>
      <text:p text:style-name="P2">=====================</text:p>
      <text:p text:style-name="P1">http://www.nakido.com/EAE0E856AE5E50EE7352666AF4721F80FFF28AE8/Algebra%202%20Solved!.exe?attach=1</text:p>
      <text:p text:style-name="P1"/>
      <text:p text:style-name="P2">Calculus Solved!</text:p>
      <text:p text:style-name="P2">=====================</text:p>
      <text:p text:style-name="P1">http://www.nakido.com/0B779A6B6D82CD65B307843587792DEA0C8E427D/Calculus%20Solved!.exe?attach=1</text:p>
      <text:p text:style-name="P1"/>
      <text:p text:style-name="P2">Geometry Solved!</text:p>
      <text:p text:style-name="P2">=====================</text:p>
      <text:p text:style-name="P1">http://www.nakido.com/26B9DF00B9EAF2B563453D838ED0CB9050C5EB87/Geometry%20Solved!.exe?attach=1</text:p>
      <text:p text:style-name="P1"/>
      <text:p text:style-name="P2">Graphing Solved!</text:p>
      <text:p text:style-name="P2">=====================</text:p>
      <text:p text:style-name="P1">http://www.nakido.com/3B49702286873597E57D60B4A5A876928E1B0190/Graphing%20Solved!.exe?attach=1</text:p>
      <text:p text:style-name="P1"/>
      <text:p text:style-name="P2">Precalculus Solved!</text:p>
      <text:p text:style-name="P2">=====================</text:p>
      <text:p text:style-name="P1">http://www.nakido.com/BFDA114CFA1A2D325FF94C8DBF430DFFBB0FC799/Precalculus%20Solved!.exe?attach=1</text:p>
      <text:p text:style-name="P1"/>
      <text:p text:style-name="P2">Trigonometry Solved!</text:p>
      <text:p text:style-name="P2">=====================</text:p>
      <text:p text:style-name="P1">http://www.nakido.com/108B8C5E7D4FD96FB06942088E43CC59D8C63C21/Trigonometry%20Solved!.exe?attach=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1" svg:font-family="'Times New Roman'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DejaVu Sans1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6-16T19:59:11</dc:date>
    <dc:creator>vladimyr </dc:creator>
    <meta:generator>OpenOffice.org/3.2$Unix OpenOffice.org_project/320m12$Build-9483</meta:generator>
    <meta:document-statistic meta:table-count="0" meta:image-count="0" meta:object-count="0" meta:page-count="1" meta:paragraph-count="22" meta:word-count="56" meta:character-count="1132"/>
    <meta:editing-duration>PT00H11M13S</meta:editing-duration>
    <meta:editing-cycles>1</meta:editing-cycles>
  </office:meta>
</office:document-meta>
</file>